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5.149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string" calcext:value-type="string">
            <text:p>1 (Incomplete)</text:p>
          </table:table-cell>
        </table:table-row>
        <table:table-row table:style-name="ro1">
          <table:table-cell office:value-type="string" calcext:value-type="string">
            <text:p>Spiky 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us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/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string" calcext:value-type="string">
            <text:p>2 (Incomplete)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2-29T15:50:14.962000000</dc:date>
    <meta:editing-duration>PT11H31M31S</meta:editing-duration>
    <meta:editing-cycles>95</meta:editing-cycles>
    <meta:document-statistic meta:table-count="3" meta:cell-count="694" meta:object-count="0"/>
  </office:meta>
</office:document-meta>
</file>